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5" style:family="graphic" style:parent-style-name="objectwithoutfill">
      <style:graphic-properties draw:fill="none" draw:fill-color="#f3715a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9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objectwithoutfill">
      <style:graphic-properties svg:stroke-color="#b2b2b2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7cm" fo:min-width="13.96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en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P6" style:family="paragraph">
      <loext:graphic-properties draw:fill="none" draw:fill-color="#f3715a"/>
      <style:paragraph-properties fo:text-align="cente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1409a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21409a"/>
    </style:style>
    <style:style style:name="T7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8.145cm" svg:y1="17.256cm" svg:x2="23.352cm" svg:y2="17.256cm">
            <text:p/>
          </draw:line>
          <draw:line draw:style-name="gr1" draw:text-style-name="P1" draw:layer="layout" svg:x1="18.166cm" svg:y1="22.463cm" svg:x2="18.145cm" svg:y2="17.256cm">
            <text:p/>
          </draw:line>
          <draw:line draw:style-name="gr1" draw:text-style-name="P1" draw:layer="layout" svg:x1="18.145cm" svg:y1="22.463cm" svg:x2="23.352cm" svg:y2="22.463cm">
            <text:p/>
          </draw:line>
          <draw:line draw:style-name="gr1" draw:text-style-name="P1" draw:layer="layout" svg:x1="23.353cm" svg:y1="22.463cm" svg:x2="23.332cm" svg:y2="17.256cm">
            <text:p/>
          </draw:line>
        </draw:g>
        <draw:g>
          <draw:line draw:style-name="gr1" draw:text-style-name="P1" draw:layer="layout" svg:x1="15.605cm" svg:y1="14.97cm" svg:x2="18.145cm" svg:y2="17.256cm">
            <text:p/>
          </draw:line>
          <draw:line draw:style-name="gr1" draw:text-style-name="P1" draw:layer="layout" svg:x1="15.859cm" svg:y1="19.796cm" svg:x2="18.145cm" svg:y2="17.256cm">
            <text:p/>
          </draw:line>
          <draw:line draw:style-name="gr1" draw:text-style-name="P1" draw:layer="layout" svg:x1="13.319cm" svg:y1="17.51cm" svg:x2="15.605cm" svg:y2="14.97cm">
            <text:p/>
          </draw:line>
          <draw:line draw:style-name="gr1" draw:text-style-name="P1" draw:layer="layout" svg:x1="13.319cm" svg:y1="17.51cm" svg:x2="15.859cm" svg:y2="19.796cm">
            <text:p/>
          </draw:line>
        </draw:g>
        <draw:g>
          <draw:line draw:style-name="gr1" draw:text-style-name="P1" draw:layer="layout" svg:x1="15.605cm" svg:y1="14.97cm" svg:x2="23.352cm" svg:y2="17.256cm">
            <text:p/>
          </draw:line>
          <draw:g>
            <draw:line draw:style-name="gr1" draw:text-style-name="P1" draw:layer="layout" svg:x1="15.605cm" svg:y1="14.97cm" svg:x2="17.891cm" svg:y2="7.223cm">
              <text:p/>
            </draw:line>
            <draw:line draw:style-name="gr1" draw:text-style-name="P1" draw:layer="layout" svg:x1="23.352cm" svg:y1="17.256cm" svg:x2="25.638cm" svg:y2="9.509cm">
              <text:p/>
            </draw:line>
            <draw:line draw:style-name="gr1" draw:text-style-name="P1" draw:layer="layout" svg:x1="17.891cm" svg:y1="7.223cm" svg:x2="25.638cm" svg:y2="9.509cm">
              <text:p/>
            </draw:line>
          </draw:g>
        </draw:g>
        <draw:line draw:style-name="gr1" draw:text-style-name="P1" draw:layer="layout" svg:x1="11.414cm" svg:y1="30.972cm" svg:x2="13.954cm" svg:y2="33.258cm">
          <text:p/>
        </draw:line>
        <draw:line draw:style-name="gr1" draw:text-style-name="P1" draw:layer="layout" svg:x1="11.414cm" svg:y1="30.972cm" svg:x2="19.161cm" svg:y2="33.258cm">
          <text:p/>
        </draw:line>
        <draw:g>
          <draw:line draw:style-name="gr1" draw:text-style-name="P1" draw:layer="layout" svg:x1="3.413cm" svg:y1="3.159cm" svg:x2="5.953cm" svg:y2="5.445cm">
            <text:p/>
          </draw:line>
          <draw:line draw:style-name="gr1" draw:text-style-name="P1" draw:layer="layout" svg:x1="5.953cm" svg:y1="5.445cm" svg:x2="11.16cm" svg:y2="5.445cm">
            <text:p/>
          </draw:line>
          <draw:line draw:style-name="gr1" draw:text-style-name="P1" draw:layer="layout" svg:x1="3.413cm" svg:y1="3.159cm" svg:x2="11.16cm" svg:y2="5.445cm">
            <text:p/>
          </draw:line>
        </draw:g>
        <draw:line draw:style-name="gr1" draw:text-style-name="P2" draw:layer="layout" svg:x1="11.414cm" svg:y1="33.258cm" svg:x2="11.414cm" svg:y2="30.972cm">
          <text:p/>
        </draw:line>
        <draw:frame draw:style-name="gr2" draw:text-style-name="P3" draw:layer="layout" svg:width="0.786cm" svg:height="0.962cm" svg:x="5.675cm" svg:y="6.08cm">
          <draw:text-box>
            <text:p>A</text:p>
          </draw:text-box>
        </draw:frame>
        <draw:frame draw:style-name="gr2" draw:text-style-name="P3" draw:layer="layout" svg:width="0.786cm" svg:height="0.962cm" svg:x="3.008cm" svg:y="1.762cm">
          <draw:text-box>
            <text:p>B</text:p>
          </draw:text-box>
        </draw:frame>
        <draw:frame draw:style-name="gr3" draw:text-style-name="P4" draw:layer="layout" svg:width="0.959cm" svg:height="0.962cm" svg:x="11.979cm" svg:y="4.864cm">
          <draw:text-box>
            <text:p>C</text:p>
          </draw:text-box>
        </draw:frame>
        <draw:frame draw:style-name="gr4" draw:text-style-name="P5" draw:layer="layout" svg:width="0.697cm" svg:height="0.725cm" svg:x="13.827cm" svg:y="32.623cm">
          <draw:text-box>
            <text:p><text:span text:style-name="T1">a</text:span></text:p>
          </draw:text-box>
        </draw:frame>
        <draw:path draw:style-name="gr5" draw:text-style-name="P6" draw:layer="layout" svg:width="0.507cm" svg:height="0.253cm" svg:x="13.7cm" svg:y="33.004cm" svg:viewBox="0 0 508 254" svg:d="M0 0c254 0 508 254 508 254">
          <text:p/>
        </draw:path>
        <draw:path draw:style-name="gr5" draw:text-style-name="P6" draw:layer="layout" svg:width="0.253cm" svg:height="0.253cm" draw:transform="rotate (-3.14159265358979) translate (13.7cm 33.258cm)" svg:viewBox="0 0 254 254" svg:d="M0 254c254 0 254-254 254-254">
          <text:p/>
        </draw:path>
        <draw:frame draw:style-name="gr6" draw:text-style-name="P5" draw:layer="layout" svg:width="1.594cm" svg:height="0.645cm" svg:x="11.668cm" svg:y="32.613cm">
          <draw:text-box>
            <text:p><text:span text:style-name="T2">180 - a</text:span></text:p>
          </draw:text-box>
        </draw:frame>
        <draw:frame draw:style-name="gr2" draw:text-style-name="P3" draw:layer="layout" svg:width="0.786cm" svg:height="0.962cm" svg:x="14.438cm" svg:y="33.639cm">
          <draw:text-box>
            <text:p>A</text:p>
          </draw:text-box>
        </draw:frame>
        <draw:frame draw:style-name="gr2" draw:text-style-name="P3" draw:layer="layout" svg:width="0.786cm" svg:height="0.962cm" svg:x="10.779cm" svg:y="29.756cm">
          <draw:text-box>
            <text:p>B</text:p>
          </draw:text-box>
        </draw:frame>
        <draw:frame draw:style-name="gr3" draw:text-style-name="P4" draw:layer="layout" svg:width="0.959cm" svg:height="0.962cm" svg:x="19.599cm" svg:y="32.804cm">
          <draw:text-box>
            <text:p>C</text:p>
          </draw:text-box>
        </draw:frame>
        <draw:g>
          <draw:line draw:style-name="gr1" draw:text-style-name="P1" draw:layer="layout" svg:x1="11.414cm" svg:y1="33.258cm" svg:x2="13.954cm" svg:y2="33.258cm">
            <text:p/>
          </draw:line>
          <draw:line draw:style-name="gr1" draw:text-style-name="P2" draw:layer="layout" svg:x1="11.414cm" svg:y1="38.465cm" svg:x2="11.414cm" svg:y2="33.258cm">
            <text:p/>
          </draw:line>
          <draw:line draw:style-name="gr1" draw:text-style-name="P2" draw:layer="layout" svg:x1="13.954cm" svg:y1="38.465cm" svg:x2="13.954cm" svg:y2="33.258cm">
            <text:p/>
          </draw:line>
          <draw:line draw:style-name="gr1" draw:text-style-name="P1" draw:layer="layout" svg:x1="11.414cm" svg:y1="38.465cm" svg:x2="13.954cm" svg:y2="38.465cm">
            <text:p/>
          </draw:line>
        </draw:g>
        <draw:frame draw:style-name="gr3" draw:text-style-name="P3" draw:layer="layout" svg:width="0.959cm" svg:height="0.962cm" svg:x="10.271cm" svg:y="33.385cm">
          <draw:text-box>
            <text:p>D</text:p>
          </draw:text-box>
        </draw:frame>
        <draw:g>
          <draw:line draw:style-name="gr1" draw:text-style-name="P1" draw:layer="layout" svg:x1="13.954cm" svg:y1="33.258cm" svg:x2="19.161cm" svg:y2="33.258cm">
            <text:p/>
          </draw:line>
          <draw:line draw:style-name="gr1" draw:text-style-name="P1" draw:layer="layout" svg:x1="19.161cm" svg:y1="35.798cm" svg:x2="19.161cm" svg:y2="33.258cm">
            <text:p/>
          </draw:line>
          <draw:line draw:style-name="gr1" draw:text-style-name="P1" draw:layer="layout" svg:x1="13.954cm" svg:y1="35.798cm" svg:x2="19.161cm" svg:y2="35.798cm">
            <text:p/>
          </draw:line>
          <draw:line draw:style-name="gr1" draw:text-style-name="P1" draw:layer="layout" svg:x1="13.954cm" svg:y1="35.798cm" svg:x2="13.954cm" svg:y2="33.258cm">
            <text:p/>
          </draw:line>
        </draw:g>
      </draw:page>
      <draw:page draw:name="page2" draw:style-name="dp1" draw:master-page-name="Default">
        <draw:g>
          <draw:line draw:style-name="gr1" draw:text-style-name="P1" draw:layer="layout" svg:x1="5.826cm" svg:y1="12.938cm" svg:x2="11.033cm" svg:y2="12.938cm">
            <text:p/>
          </draw:line>
          <draw:line draw:style-name="gr1" draw:text-style-name="P1" draw:layer="layout" svg:x1="5.847cm" svg:y1="18.145cm" svg:x2="5.826cm" svg:y2="12.938cm">
            <text:p/>
          </draw:line>
          <draw:line draw:style-name="gr1" draw:text-style-name="P1" draw:layer="layout" svg:x1="5.826cm" svg:y1="18.145cm" svg:x2="11.033cm" svg:y2="18.145cm">
            <text:p/>
          </draw:line>
          <draw:line draw:style-name="gr1" draw:text-style-name="P1" draw:layer="layout" svg:x1="11.034cm" svg:y1="18.145cm" svg:x2="11.013cm" svg:y2="12.938cm">
            <text:p/>
          </draw:line>
        </draw:g>
        <draw:g>
          <draw:line draw:style-name="gr1" draw:text-style-name="P1" draw:layer="layout" svg:x1="3.286cm" svg:y1="10.652cm" svg:x2="5.826cm" svg:y2="12.938cm">
            <text:p/>
          </draw:line>
          <draw:line draw:style-name="gr1" draw:text-style-name="P1" draw:layer="layout" svg:x1="3.54cm" svg:y1="15.478cm" svg:x2="5.826cm" svg:y2="12.938cm">
            <text:p/>
          </draw:line>
          <draw:line draw:style-name="gr1" draw:text-style-name="P1" draw:layer="layout" svg:x1="1cm" svg:y1="13.192cm" svg:x2="3.286cm" svg:y2="10.652cm">
            <text:p/>
          </draw:line>
          <draw:line draw:style-name="gr1" draw:text-style-name="P1" draw:layer="layout" svg:x1="1cm" svg:y1="13.192cm" svg:x2="3.54cm" svg:y2="15.478cm">
            <text:p/>
          </draw:line>
        </draw:g>
        <draw:g>
          <draw:line draw:style-name="gr1" draw:text-style-name="P1" draw:layer="layout" svg:x1="3.286cm" svg:y1="10.652cm" svg:x2="11.033cm" svg:y2="12.938cm">
            <text:p/>
          </draw:line>
          <draw:g>
            <draw:line draw:style-name="gr1" draw:text-style-name="P1" draw:layer="layout" svg:x1="3.286cm" svg:y1="10.652cm" svg:x2="5.572cm" svg:y2="2.905cm">
              <text:p/>
            </draw:line>
            <draw:line draw:style-name="gr1" draw:text-style-name="P1" draw:layer="layout" svg:x1="11.033cm" svg:y1="12.938cm" svg:x2="13.319cm" svg:y2="5.191cm">
              <text:p/>
            </draw:line>
            <draw:line draw:style-name="gr1" draw:text-style-name="P1" draw:layer="layout" svg:x1="5.572cm" svg:y1="2.905cm" svg:x2="13.319cm" svg:y2="5.191cm">
              <text:p/>
            </draw:line>
          </draw:g>
        </draw:g>
        <draw:g>
          <draw:line draw:style-name="gr1" draw:text-style-name="P1" draw:layer="layout" svg:x1="3.287cm" svg:y1="10.653cm" svg:x2="5.827cm" svg:y2="12.939cm">
            <text:p/>
          </draw:line>
          <draw:line draw:style-name="gr1" draw:text-style-name="P1" draw:layer="layout" svg:x1="3.541cm" svg:y1="15.479cm" svg:x2="5.827cm" svg:y2="12.939cm">
            <text:p/>
          </draw:line>
          <draw:line draw:style-name="gr1" draw:text-style-name="P1" draw:layer="layout" svg:x1="1.001cm" svg:y1="13.193cm" svg:x2="3.287cm" svg:y2="10.653cm">
            <text:p/>
          </draw:line>
          <draw:line draw:style-name="gr1" draw:text-style-name="P1" draw:layer="layout" svg:x1="1.001cm" svg:y1="13.193cm" svg:x2="3.541cm" svg:y2="15.479cm">
            <text:p/>
          </draw:line>
        </draw:g>
        <draw:g>
          <draw:line draw:style-name="gr1" draw:text-style-name="P1" draw:layer="layout" svg:x1="3.287cm" svg:y1="10.653cm" svg:x2="11.034cm" svg:y2="12.939cm">
            <text:p/>
          </draw:line>
          <draw:g>
            <draw:line draw:style-name="gr1" draw:text-style-name="P1" draw:layer="layout" svg:x1="3.287cm" svg:y1="10.653cm" svg:x2="5.573cm" svg:y2="2.906cm">
              <text:p/>
            </draw:line>
            <draw:line draw:style-name="gr1" draw:text-style-name="P1" draw:layer="layout" svg:x1="11.034cm" svg:y1="12.939cm" svg:x2="13.32cm" svg:y2="5.192cm">
              <text:p/>
            </draw:line>
            <draw:line draw:style-name="gr1" draw:text-style-name="P1" draw:layer="layout" svg:x1="5.573cm" svg:y1="2.906cm" svg:x2="13.32cm" svg:y2="5.192cm">
              <text:p/>
            </draw:line>
          </draw:g>
        </draw:g>
        <draw:g>
          <draw:line draw:style-name="gr1" draw:text-style-name="P1" draw:layer="layout" svg:x1="3.286cm" svg:y1="10.652cm" svg:x2="5.826cm" svg:y2="12.938cm">
            <text:p/>
          </draw:line>
          <draw:line draw:style-name="gr1" draw:text-style-name="P1" draw:layer="layout" svg:x1="3.54cm" svg:y1="15.478cm" svg:x2="5.826cm" svg:y2="12.938cm">
            <text:p/>
          </draw:line>
          <draw:line draw:style-name="gr1" draw:text-style-name="P1" draw:layer="layout" svg:x1="1cm" svg:y1="13.192cm" svg:x2="3.286cm" svg:y2="10.652cm">
            <text:p/>
          </draw:line>
          <draw:line draw:style-name="gr1" draw:text-style-name="P1" draw:layer="layout" svg:x1="1cm" svg:y1="13.192cm" svg:x2="3.54cm" svg:y2="15.478cm">
            <text:p/>
          </draw:line>
        </draw:g>
        <draw:g>
          <draw:line draw:style-name="gr1" draw:text-style-name="P1" draw:layer="layout" svg:x1="3.286cm" svg:y1="10.652cm" svg:x2="11.033cm" svg:y2="12.938cm">
            <text:p/>
          </draw:line>
          <draw:g>
            <draw:line draw:style-name="gr1" draw:text-style-name="P1" draw:layer="layout" svg:x1="3.286cm" svg:y1="10.652cm" svg:x2="5.572cm" svg:y2="2.905cm">
              <text:p/>
            </draw:line>
            <draw:line draw:style-name="gr1" draw:text-style-name="P1" draw:layer="layout" svg:x1="11.033cm" svg:y1="12.938cm" svg:x2="13.319cm" svg:y2="5.191cm">
              <text:p/>
            </draw:line>
            <draw:line draw:style-name="gr1" draw:text-style-name="P1" draw:layer="layout" svg:x1="5.572cm" svg:y1="2.905cm" svg:x2="13.319cm" svg:y2="5.191cm">
              <text:p/>
            </draw:line>
          </draw:g>
        </draw:g>
        <draw:g>
          <draw:line draw:style-name="gr1" draw:text-style-name="P1" draw:layer="layout" svg:x1="16.621cm" svg:y1="32.369cm" svg:x2="21.828cm" svg:y2="32.369cm">
            <text:p/>
          </draw:line>
          <draw:line draw:style-name="gr1" draw:text-style-name="P1" draw:layer="layout" svg:x1="16.642cm" svg:y1="37.576cm" svg:x2="16.621cm" svg:y2="32.369cm">
            <text:p/>
          </draw:line>
          <draw:line draw:style-name="gr1" draw:text-style-name="P1" draw:layer="layout" svg:x1="16.621cm" svg:y1="37.576cm" svg:x2="21.828cm" svg:y2="37.576cm">
            <text:p/>
          </draw:line>
          <draw:line draw:style-name="gr1" draw:text-style-name="P1" draw:layer="layout" svg:x1="21.829cm" svg:y1="37.576cm" svg:x2="21.808cm" svg:y2="32.369cm">
            <text:p/>
          </draw:line>
        </draw:g>
        <draw:g>
          <draw:line draw:style-name="gr1" draw:text-style-name="P1" draw:layer="layout" svg:x1="14.081cm" svg:y1="30.083cm" svg:x2="16.621cm" svg:y2="32.369cm">
            <text:p/>
          </draw:line>
          <draw:line draw:style-name="gr1" draw:text-style-name="P1" draw:layer="layout" svg:x1="14.335cm" svg:y1="34.909cm" svg:x2="16.621cm" svg:y2="32.369cm">
            <text:p/>
          </draw:line>
          <draw:line draw:style-name="gr1" draw:text-style-name="P1" draw:layer="layout" svg:x1="11.795cm" svg:y1="32.623cm" svg:x2="14.081cm" svg:y2="30.083cm">
            <text:p/>
          </draw:line>
          <draw:line draw:style-name="gr1" draw:text-style-name="P1" draw:layer="layout" svg:x1="11.795cm" svg:y1="32.623cm" svg:x2="14.335cm" svg:y2="34.909cm">
            <text:p/>
          </draw:line>
        </draw:g>
        <draw:g>
          <draw:line draw:style-name="gr1" draw:text-style-name="P1" draw:layer="layout" svg:x1="14.081cm" svg:y1="30.083cm" svg:x2="21.828cm" svg:y2="32.369cm">
            <text:p/>
          </draw:line>
          <draw:g>
            <draw:line draw:style-name="gr1" draw:text-style-name="P1" draw:layer="layout" svg:x1="14.081cm" svg:y1="30.083cm" svg:x2="16.367cm" svg:y2="22.336cm">
              <text:p/>
            </draw:line>
            <draw:line draw:style-name="gr1" draw:text-style-name="P1" draw:layer="layout" svg:x1="21.828cm" svg:y1="32.369cm" svg:x2="24.114cm" svg:y2="24.622cm">
              <text:p/>
            </draw:line>
            <draw:line draw:style-name="gr1" draw:text-style-name="P1" draw:layer="layout" svg:x1="16.367cm" svg:y1="22.336cm" svg:x2="24.114cm" svg:y2="24.622cm">
              <text:p/>
            </draw:line>
          </draw:g>
        </draw:g>
        <draw:g>
          <draw:line draw:style-name="gr1" draw:text-style-name="P1" draw:layer="layout" svg:x1="14.082cm" svg:y1="30.084cm" svg:x2="16.622cm" svg:y2="32.37cm">
            <text:p/>
          </draw:line>
          <draw:line draw:style-name="gr1" draw:text-style-name="P1" draw:layer="layout" svg:x1="14.336cm" svg:y1="34.91cm" svg:x2="16.622cm" svg:y2="32.37cm">
            <text:p/>
          </draw:line>
          <draw:line draw:style-name="gr1" draw:text-style-name="P1" draw:layer="layout" svg:x1="11.796cm" svg:y1="32.624cm" svg:x2="14.082cm" svg:y2="30.084cm">
            <text:p/>
          </draw:line>
          <draw:line draw:style-name="gr1" draw:text-style-name="P1" draw:layer="layout" svg:x1="11.796cm" svg:y1="32.624cm" svg:x2="14.336cm" svg:y2="34.91cm">
            <text:p/>
          </draw:line>
        </draw:g>
        <draw:g>
          <draw:line draw:style-name="gr1" draw:text-style-name="P1" draw:layer="layout" svg:x1="14.082cm" svg:y1="30.084cm" svg:x2="21.829cm" svg:y2="32.37cm">
            <text:p/>
          </draw:line>
          <draw:g>
            <draw:line draw:style-name="gr1" draw:text-style-name="P1" draw:layer="layout" svg:x1="14.082cm" svg:y1="30.084cm" svg:x2="16.368cm" svg:y2="22.337cm">
              <text:p/>
            </draw:line>
            <draw:line draw:style-name="gr1" draw:text-style-name="P1" draw:layer="layout" svg:x1="21.829cm" svg:y1="32.37cm" svg:x2="24.115cm" svg:y2="24.623cm">
              <text:p/>
            </draw:line>
            <draw:line draw:style-name="gr1" draw:text-style-name="P1" draw:layer="layout" svg:x1="16.368cm" svg:y1="22.337cm" svg:x2="24.115cm" svg:y2="24.623cm">
              <text:p/>
            </draw:line>
          </draw:g>
        </draw:g>
        <draw:g>
          <draw:line draw:style-name="gr1" draw:text-style-name="P1" draw:layer="layout" svg:x1="16.621cm" svg:y1="32.369cm" svg:x2="21.828cm" svg:y2="32.369cm">
            <text:p/>
          </draw:line>
          <draw:line draw:style-name="gr1" draw:text-style-name="P1" draw:layer="layout" svg:x1="16.642cm" svg:y1="37.576cm" svg:x2="16.621cm" svg:y2="32.369cm">
            <text:p/>
          </draw:line>
          <draw:line draw:style-name="gr1" draw:text-style-name="P1" draw:layer="layout" svg:x1="16.621cm" svg:y1="37.576cm" svg:x2="21.828cm" svg:y2="37.576cm">
            <text:p/>
          </draw:line>
          <draw:line draw:style-name="gr1" draw:text-style-name="P1" draw:layer="layout" svg:x1="21.829cm" svg:y1="37.576cm" svg:x2="21.808cm" svg:y2="32.369cm">
            <text:p/>
          </draw:line>
        </draw:g>
        <draw:g>
          <draw:line draw:style-name="gr1" draw:text-style-name="P1" draw:layer="layout" svg:x1="14.081cm" svg:y1="30.083cm" svg:x2="16.621cm" svg:y2="32.369cm">
            <text:p/>
          </draw:line>
          <draw:line draw:style-name="gr1" draw:text-style-name="P1" draw:layer="layout" svg:x1="14.335cm" svg:y1="34.909cm" svg:x2="16.621cm" svg:y2="32.369cm">
            <text:p/>
          </draw:line>
          <draw:line draw:style-name="gr1" draw:text-style-name="P1" draw:layer="layout" svg:x1="11.795cm" svg:y1="32.623cm" svg:x2="14.081cm" svg:y2="30.083cm">
            <text:p/>
          </draw:line>
          <draw:line draw:style-name="gr1" draw:text-style-name="P1" draw:layer="layout" svg:x1="11.795cm" svg:y1="32.623cm" svg:x2="14.335cm" svg:y2="34.909cm">
            <text:p/>
          </draw:line>
        </draw:g>
        <draw:g>
          <draw:line draw:style-name="gr1" draw:text-style-name="P1" draw:layer="layout" svg:x1="14.081cm" svg:y1="30.083cm" svg:x2="21.828cm" svg:y2="32.369cm">
            <text:p/>
          </draw:line>
          <draw:g>
            <draw:line draw:style-name="gr1" draw:text-style-name="P1" draw:layer="layout" svg:x1="14.081cm" svg:y1="30.083cm" svg:x2="16.367cm" svg:y2="22.336cm">
              <text:p/>
            </draw:line>
            <draw:line draw:style-name="gr1" draw:text-style-name="P1" draw:layer="layout" svg:x1="21.828cm" svg:y1="32.369cm" svg:x2="24.114cm" svg:y2="24.622cm">
              <text:p/>
            </draw:line>
            <draw:line draw:style-name="gr1" draw:text-style-name="P1" draw:layer="layout" svg:x1="16.367cm" svg:y1="22.336cm" svg:x2="24.114cm" svg:y2="24.622cm">
              <text:p/>
            </draw:line>
          </draw:g>
        </draw:g>
        <draw:g>
          <draw:line draw:style-name="gr1" draw:text-style-name="P1" draw:layer="layout" svg:x1="14.082cm" svg:y1="30.084cm" svg:x2="21.829cm" svg:y2="32.37cm">
            <text:p/>
          </draw:line>
          <draw:g>
            <draw:line draw:style-name="gr1" draw:text-style-name="P1" draw:layer="layout" svg:x1="14.082cm" svg:y1="30.084cm" svg:x2="16.368cm" svg:y2="22.337cm">
              <text:p/>
            </draw:line>
            <draw:line draw:style-name="gr1" draw:text-style-name="P1" draw:layer="layout" svg:x1="21.829cm" svg:y1="32.37cm" svg:x2="24.115cm" svg:y2="24.623cm">
              <text:p/>
            </draw:line>
            <draw:line draw:style-name="gr1" draw:text-style-name="P1" draw:layer="layout" svg:x1="16.368cm" svg:y1="22.337cm" svg:x2="24.115cm" svg:y2="24.623cm">
              <text:p/>
            </draw:line>
          </draw:g>
        </draw:g>
        <draw:g>
          <draw:g>
            <draw:line draw:style-name="gr1" draw:text-style-name="P1" draw:layer="layout" svg:x1="3.287cm" svg:y1="10.653cm" svg:x2="5.827cm" svg:y2="12.939cm">
              <text:p/>
            </draw:line>
            <draw:line draw:style-name="gr1" draw:text-style-name="P1" draw:layer="layout" svg:x1="3.541cm" svg:y1="15.479cm" svg:x2="5.827cm" svg:y2="12.939cm">
              <text:p/>
            </draw:line>
            <draw:line draw:style-name="gr1" draw:text-style-name="P1" draw:layer="layout" svg:x1="1.001cm" svg:y1="13.193cm" svg:x2="3.287cm" svg:y2="10.653cm">
              <text:p/>
            </draw:line>
            <draw:line draw:style-name="gr1" draw:text-style-name="P1" draw:layer="layout" svg:x1="1.001cm" svg:y1="13.193cm" svg:x2="3.541cm" svg:y2="15.479cm">
              <text:p/>
            </draw:line>
          </draw:g>
          <draw:frame draw:style-name="gr7" draw:text-style-name="P3" draw:layer="layout" svg:width="0.925cm" svg:height="0.962cm" svg:x="2.905cm" svg:y="12.811cm">
            <draw:text-box>
              <text:p>X</text:p>
            </draw:text-box>
          </draw:frame>
        </draw:g>
        <draw:g>
          <draw:g>
            <draw:line draw:style-name="gr1" draw:text-style-name="P1" draw:layer="layout" svg:x1="5.826cm" svg:y1="12.938cm" svg:x2="11.033cm" svg:y2="12.938cm">
              <text:p/>
            </draw:line>
            <draw:line draw:style-name="gr1" draw:text-style-name="P1" draw:layer="layout" svg:x1="5.847cm" svg:y1="18.145cm" svg:x2="5.826cm" svg:y2="12.938cm">
              <text:p/>
            </draw:line>
            <draw:line draw:style-name="gr1" draw:text-style-name="P1" draw:layer="layout" svg:x1="5.826cm" svg:y1="18.145cm" svg:x2="11.033cm" svg:y2="18.145cm">
              <text:p/>
            </draw:line>
            <draw:line draw:style-name="gr1" draw:text-style-name="P1" draw:layer="layout" svg:x1="11.034cm" svg:y1="18.145cm" svg:x2="11.013cm" svg:y2="12.938cm">
              <text:p/>
            </draw:line>
          </draw:g>
          <draw:frame draw:style-name="gr7" draw:text-style-name="P3" draw:layer="layout" svg:width="0.925cm" svg:height="0.962cm" svg:x="7.477cm" svg:y="15.224cm">
            <draw:text-box>
              <text:p>Y</text:p>
            </draw:text-box>
          </draw:frame>
        </draw:g>
        <draw:g>
          <draw:g>
            <draw:line draw:style-name="gr1" draw:text-style-name="P1" draw:layer="layout" svg:x1="3.287cm" svg:y1="10.653cm" svg:x2="11.034cm" svg:y2="12.939cm">
              <text:p/>
            </draw:line>
            <draw:g>
              <draw:line draw:style-name="gr1" draw:text-style-name="P1" draw:layer="layout" svg:x1="3.287cm" svg:y1="10.653cm" svg:x2="5.573cm" svg:y2="2.906cm">
                <text:p/>
              </draw:line>
              <draw:line draw:style-name="gr1" draw:text-style-name="P1" draw:layer="layout" svg:x1="11.034cm" svg:y1="12.939cm" svg:x2="13.32cm" svg:y2="5.192cm">
                <text:p/>
              </draw:line>
              <draw:line draw:style-name="gr1" draw:text-style-name="P1" draw:layer="layout" svg:x1="5.573cm" svg:y1="2.906cm" svg:x2="13.32cm" svg:y2="5.192cm">
                <text:p/>
              </draw:line>
            </draw:g>
          </draw:g>
          <draw:frame draw:style-name="gr8" draw:text-style-name="P3" draw:layer="layout" svg:width="0.891cm" svg:height="0.962cm" svg:x="9.128cm" svg:y="3.159cm">
            <draw:text-box>
              <text:p>Z</text:p>
            </draw:text-box>
          </draw:frame>
        </draw:g>
        <draw:g>
          <draw:g>
            <draw:line draw:style-name="gr1" draw:text-style-name="P1" draw:layer="layout" svg:x1="15.048cm" svg:y1="26.781cm" svg:x2="18.326cm" svg:y2="27.748cm">
              <text:p/>
            </draw:line>
            <draw:line draw:style-name="gr1" draw:text-style-name="P1" draw:layer="layout" svg:x1="17.358cm" svg:y1="31.026cm" svg:x2="18.325cm" svg:y2="27.748cm">
              <text:p/>
            </draw:line>
            <draw:line draw:style-name="gr1" draw:text-style-name="P1" draw:layer="layout" svg:x1="14.081cm" svg:y1="30.059cm" svg:x2="15.048cm" svg:y2="26.781cm">
              <text:p/>
            </draw:line>
            <draw:line draw:style-name="gr1" draw:text-style-name="P1" draw:layer="layout" svg:x1="14.081cm" svg:y1="30.058cm" svg:x2="17.359cm" svg:y2="31.025cm">
              <text:p/>
            </draw:line>
          </draw:g>
          <draw:frame draw:style-name="gr9" draw:text-style-name="P3" draw:layer="layout" svg:width="0.925cm" svg:height="0.962cm" draw:transform="rotate (0.445931623884551) translate (15.633cm 28.89cm)">
            <draw:text-box>
              <text:p>X</text:p>
            </draw:text-box>
          </draw:frame>
        </draw:g>
        <draw:g>
          <draw:g>
            <draw:line draw:style-name="gr1" draw:text-style-name="P1" draw:layer="layout" svg:x1="16.428cm" svg:y1="22.295cm" svg:x2="21.415cm" svg:y2="23.791cm">
              <text:p/>
            </draw:line>
            <draw:line draw:style-name="gr1" draw:text-style-name="P1" draw:layer="layout" svg:x1="14.951cm" svg:y1="27.288cm" svg:x2="16.427cm" svg:y2="22.295cm">
              <text:p/>
            </draw:line>
            <draw:line draw:style-name="gr1" draw:text-style-name="P1" draw:layer="layout" svg:x1="14.931cm" svg:y1="27.283cm" svg:x2="19.918cm" svg:y2="28.779cm">
              <text:p/>
            </draw:line>
            <draw:line draw:style-name="gr1" draw:text-style-name="P1" draw:layer="layout" svg:x1="19.919cm" svg:y1="28.779cm" svg:x2="21.395cm" svg:y2="23.786cm">
              <text:p/>
            </draw:line>
          </draw:g>
          <draw:frame draw:style-name="gr7" draw:text-style-name="P3" draw:layer="layout" svg:width="0.925cm" svg:height="0.962cm" draw:transform="rotate (-0.291469985083053) translate (17.355cm 24.957cm)">
            <draw:text-box>
              <text:p>Y</text:p>
            </draw:text-box>
          </draw:frame>
        </draw:g>
        <draw:line draw:style-name="gr1" draw:text-style-name="P1" draw:layer="layout" svg:x1="17.002cm" svg:y1="8.493cm" svg:x2="19.542cm" svg:y2="10.779cm">
          <text:p/>
        </draw:line>
        <draw:line draw:style-name="gr1" draw:text-style-name="P1" draw:layer="layout" svg:x1="17.002cm" svg:y1="8.493cm" svg:x2="24.749cm" svg:y2="10.779cm">
          <text:p/>
        </draw:line>
        <draw:line draw:style-name="gr1" draw:text-style-name="P2" draw:layer="layout" svg:x1="17.002cm" svg:y1="10.779cm" svg:x2="17.002cm" svg:y2="8.493cm">
          <text:p/>
        </draw:line>
        <draw:frame draw:style-name="gr10" draw:text-style-name="P4" draw:layer="layout" svg:width="1.397cm" svg:height="1.199cm" svg:x="19.542cm" svg:y="9.834cm">
          <draw:text-box>
            <text:p><text:span text:style-name="T3"><text:s/></text:span><text:span text:style-name="T1">α</text:span></text:p>
          </draw:text-box>
        </draw:frame>
        <draw:path draw:style-name="gr5" draw:text-style-name="P6" draw:layer="layout" svg:width="0.507cm" svg:height="0.253cm" svg:x="19.288cm" svg:y="10.525cm" svg:viewBox="0 0 508 254" svg:d="M0 0c254 0 508 254 508 254">
          <text:p/>
        </draw:path>
        <draw:path draw:style-name="gr5" draw:text-style-name="P6" draw:layer="layout" svg:width="0.253cm" svg:height="0.253cm" draw:transform="rotate (-3.14159265358979) translate (19.288cm 10.779cm)" svg:viewBox="0 0 254 254" svg:d="M0 254c254 0 254-254 254-254">
          <text:p/>
        </draw:path>
        <draw:frame draw:style-name="gr11" draw:text-style-name="P5" draw:layer="layout" svg:width="1.651cm" svg:height="1.039cm" svg:x="17.256cm" svg:y="10.134cm">
          <draw:text-box>
            <text:p><text:span text:style-name="T4">π - <text:s/></text:span><text:span text:style-name="T2">α</text:span></text:p>
          </draw:text-box>
        </draw:frame>
        <draw:frame draw:style-name="gr2" draw:text-style-name="P3" draw:layer="layout" svg:width="0.786cm" svg:height="0.962cm" svg:x="19.772cm" svg:y="10.96cm">
          <draw:text-box>
            <text:p>A</text:p>
          </draw:text-box>
        </draw:frame>
        <draw:frame draw:style-name="gr2" draw:text-style-name="P3" draw:layer="layout" svg:width="0.786cm" svg:height="0.962cm" svg:x="16.748cm" svg:y="7.404cm">
          <draw:text-box>
            <text:p>B</text:p>
          </draw:text-box>
        </draw:frame>
        <draw:frame draw:style-name="gr3" draw:text-style-name="P4" draw:layer="layout" svg:width="0.959cm" svg:height="0.962cm" svg:x="25.384cm" svg:y="10.144cm">
          <draw:text-box>
            <text:p>C</text:p>
          </draw:text-box>
        </draw:frame>
        <draw:frame draw:style-name="gr3" draw:text-style-name="P3" draw:layer="layout" svg:width="0.959cm" svg:height="0.962cm" svg:x="15.859cm" svg:y="10.906cm">
          <draw:text-box>
            <text:p>D</text:p>
          </draw:text-box>
        </draw:frame>
        <draw:line draw:style-name="gr1" draw:text-style-name="P1" draw:layer="layout" svg:x1="19.542cm" svg:y1="10.779cm" svg:x2="24.749cm" svg:y2="10.779cm">
          <text:p/>
        </draw:line>
        <draw:frame draw:style-name="gr7" draw:text-style-name="P3" draw:layer="layout" svg:width="0.925cm" svg:height="0.962cm" svg:x="21.574cm" svg:y="11.541cm">
          <draw:text-box>
            <text:p>S</text:p>
          </draw:text-box>
        </draw:frame>
        <draw:g>
          <draw:line draw:style-name="gr1" draw:text-style-name="P1" draw:layer="layout" svg:x1="17.002cm" svg:y1="10.779cm" svg:x2="19.542cm" svg:y2="10.779cm">
            <text:p/>
          </draw:line>
          <draw:line draw:style-name="gr1" draw:text-style-name="P2" draw:layer="layout" svg:x1="17.002cm" svg:y1="15.986cm" svg:x2="17.002cm" svg:y2="10.779cm">
            <text:p/>
          </draw:line>
          <draw:line draw:style-name="gr1" draw:text-style-name="P2" draw:layer="layout" svg:x1="19.542cm" svg:y1="15.986cm" svg:x2="19.542cm" svg:y2="10.779cm">
            <text:p/>
          </draw:line>
          <draw:line draw:style-name="gr1" draw:text-style-name="P1" draw:layer="layout" svg:x1="17.002cm" svg:y1="15.986cm" svg:x2="19.542cm" svg:y2="15.986cm">
            <text:p/>
          </draw:line>
        </draw:g>
        <draw:frame draw:style-name="gr8" draw:text-style-name="P3" draw:layer="layout" svg:width="0.891cm" svg:height="0.962cm" svg:x="18.018cm" svg:y="12.557cm">
          <draw:text-box>
            <text:p>T</text:p>
          </draw:text-box>
        </draw:frame>
        <draw:g>
          <draw:g>
            <draw:line draw:style-name="gr1" draw:text-style-name="P1" draw:layer="layout" svg:x1="21.678cm" svg:y1="23.862cm" svg:x2="24.114cm" svg:y2="24.581cm">
              <text:p/>
            </draw:line>
            <draw:line draw:style-name="gr1" draw:text-style-name="P2" draw:layer="layout" svg:x1="20.204cm" svg:y1="28.856cm" svg:x2="21.678cm" svg:y2="23.862cm">
              <text:p/>
            </draw:line>
            <draw:line draw:style-name="gr1" draw:text-style-name="P2" draw:layer="layout" svg:x1="22.64cm" svg:y1="29.575cm" svg:x2="24.114cm" svg:y2="24.581cm">
              <text:p/>
            </draw:line>
            <draw:line draw:style-name="gr1" draw:text-style-name="P1" draw:layer="layout" svg:x1="20.204cm" svg:y1="28.856cm" svg:x2="22.64cm" svg:y2="29.575cm">
              <text:p/>
            </draw:line>
          </draw:g>
          <draw:frame draw:style-name="gr8" draw:text-style-name="P3" draw:layer="layout" svg:width="0.891cm" svg:height="0.962cm" draw:transform="rotate (-0.286932129027868) translate (22.149cm 25.855cm)">
            <draw:text-box>
              <text:p>T</text:p>
            </draw:text-box>
          </draw:frame>
        </draw:g>
        <draw:g>
          <draw:line draw:style-name="gr1" draw:text-style-name="P1" draw:layer="layout" svg:x1="19.542cm" svg:y1="13.319cm" svg:x2="19.542cm" svg:y2="10.779cm">
            <text:p/>
          </draw:line>
          <draw:line draw:style-name="gr1" draw:text-style-name="P2" draw:layer="layout" svg:x1="24.749cm" svg:y1="13.319cm" svg:x2="19.542cm" svg:y2="13.319cm">
            <text:p/>
          </draw:line>
          <draw:line draw:style-name="gr1" draw:text-style-name="P2" draw:layer="layout" svg:x1="24.749cm" svg:y1="10.779cm" svg:x2="19.542cm" svg:y2="10.779cm">
            <text:p/>
          </draw:line>
          <draw:line draw:style-name="gr1" draw:text-style-name="P1" draw:layer="layout" svg:x1="24.749cm" svg:y1="13.319cm" svg:x2="24.749cm" svg:y2="10.779cm">
            <text:p/>
          </draw:line>
        </draw:g>
        <draw:g>
          <draw:g>
            <draw:line draw:style-name="gr1" draw:text-style-name="P1" draw:layer="layout" svg:x1="16.882cm" svg:y1="30.895cm" svg:x2="17.601cm" svg:y2="28.459cm">
              <text:p/>
            </draw:line>
            <draw:line draw:style-name="gr1" draw:text-style-name="P2" draw:layer="layout" svg:x1="21.876cm" svg:y1="32.369cm" svg:x2="16.882cm" svg:y2="30.895cm">
              <text:p/>
            </draw:line>
            <draw:line draw:style-name="gr1" draw:text-style-name="P2" draw:layer="layout" svg:x1="22.595cm" svg:y1="29.933cm" svg:x2="17.601cm" svg:y2="28.459cm">
              <text:p/>
            </draw:line>
            <draw:line draw:style-name="gr1" draw:text-style-name="P1" draw:layer="layout" svg:x1="21.876cm" svg:y1="32.369cm" svg:x2="22.595cm" svg:y2="29.933cm">
              <text:p/>
            </draw:line>
          </draw:g>
          <draw:frame draw:style-name="gr8" draw:text-style-name="P3" draw:layer="layout" svg:width="0.891cm" svg:height="0.962cm" draw:transform="rotate (1.28386419776703) translate (18.875cm 30.424cm)">
            <draw:text-box>
              <text:p>T</text:p>
            </draw:text-box>
          </draw:frame>
        </draw:g>
        <draw:frame draw:style-name="gr7" draw:text-style-name="P3" draw:layer="layout" svg:width="0.925cm" svg:height="0.962cm" svg:x="17.013cm" svg:y="32.782cm">
          <draw:text-box>
            <text:p>A</text:p>
          </draw:text-box>
        </draw:frame>
        <draw:frame draw:style-name="gr7" draw:text-style-name="P3" draw:layer="layout" svg:width="0.925cm" svg:height="0.962cm" svg:x="13.044cm" svg:y="29.395cm">
          <draw:text-box>
            <text:p>B</text:p>
          </draw:text-box>
        </draw:frame>
        <draw:frame draw:style-name="gr3" draw:text-style-name="P3" draw:layer="layout" svg:width="0.959cm" svg:height="0.962cm" svg:x="22.172cm" svg:y="32.2cm">
          <draw:text-box>
            <text:p>C</text:p>
          </draw:text-box>
        </draw:frame>
        <draw:line draw:style-name="gr1" draw:text-style-name="P1" draw:layer="layout" svg:x1="14.081cm" svg:y1="32.37cm" svg:x2="16.621cm" svg:y2="32.37cm">
          <text:p/>
        </draw:line>
        <draw:line draw:style-name="gr1" draw:text-style-name="P2" draw:layer="layout" svg:x1="14.082cm" svg:y1="32.37cm" svg:x2="14.082cm" svg:y2="30.084cm">
          <text:p/>
        </draw:line>
        <draw:frame draw:style-name="gr3" draw:text-style-name="P3" draw:layer="layout" svg:width="0.959cm" svg:height="0.962cm" svg:x="13.124cm" svg:y="32.041cm">
          <draw:text-box>
            <text:p>D</text:p>
          </draw:text-box>
        </draw:frame>
      </draw:page>
      <draw:page draw:name="page3" draw:style-name="dp1" draw:master-page-name="Default">
        <draw:g>
          <draw:line draw:style-name="gr1" draw:text-style-name="P1" draw:layer="layout" svg:x1="14.198cm" svg:y1="3.334cm" svg:x2="16.738cm" svg:y2="5.62cm">
            <text:p/>
          </draw:line>
          <draw:line draw:style-name="gr1" draw:text-style-name="P1" draw:layer="layout" svg:x1="14.198cm" svg:y1="3.334cm" svg:x2="21.945cm" svg:y2="5.62cm">
            <text:p/>
          </draw:line>
          <draw:line draw:style-name="gr1" draw:text-style-name="P2" draw:layer="layout" svg:x1="14.198cm" svg:y1="5.62cm" svg:x2="14.198cm" svg:y2="3.334cm">
            <text:p/>
          </draw:line>
          <draw:frame draw:style-name="gr2" draw:text-style-name="P3" draw:layer="layout" svg:width="0.786cm" svg:height="0.962cm" svg:x="16.968cm" svg:y="5.801cm">
            <draw:text-box>
              <text:p>A</text:p>
            </draw:text-box>
          </draw:frame>
          <draw:frame draw:style-name="gr2" draw:text-style-name="P3" draw:layer="layout" svg:width="0.786cm" svg:height="0.962cm" svg:x="13.944cm" svg:y="2.245cm">
            <draw:text-box>
              <text:p>B</text:p>
            </draw:text-box>
          </draw:frame>
          <draw:frame draw:style-name="gr3" draw:text-style-name="P4" draw:layer="layout" svg:width="0.959cm" svg:height="0.962cm" svg:x="22.58cm" svg:y="4.985cm">
            <draw:text-box>
              <text:p>C</text:p>
            </draw:text-box>
          </draw:frame>
          <draw:frame draw:style-name="gr3" draw:text-style-name="P3" draw:layer="layout" svg:width="0.959cm" svg:height="0.962cm" svg:x="13.055cm" svg:y="5.747cm">
            <draw:text-box>
              <text:p>D</text:p>
            </draw:text-box>
          </draw:frame>
          <draw:g>
            <draw:line draw:style-name="gr1" draw:text-style-name="P1" draw:layer="layout" svg:x1="16.738cm" svg:y1="5.62cm" svg:x2="21.945cm" svg:y2="5.62cm">
              <text:p/>
            </draw:line>
            <draw:line draw:style-name="gr1" draw:text-style-name="P1" draw:layer="layout" svg:x1="14.198cm" svg:y1="5.62cm" svg:x2="16.738cm" svg:y2="5.62cm">
              <text:p/>
            </draw:line>
          </draw:g>
          <draw:g>
            <draw:line draw:style-name="gr1" draw:text-style-name="P1" draw:layer="layout" svg:x1="14.198cm" svg:y1="10.827cm" svg:x2="14.198cm" svg:y2="5.62cm">
              <text:p/>
            </draw:line>
            <draw:line draw:style-name="gr1" draw:text-style-name="P1" draw:layer="layout" svg:x1="14.198cm" svg:y1="13.367cm" svg:x2="14.198cm" svg:y2="10.827cm">
              <text:p/>
            </draw:line>
          </draw:g>
          <draw:g>
            <draw:line draw:style-name="gr1" draw:text-style-name="P1" draw:layer="layout" svg:x1="21.945cm" svg:y1="10.827cm" svg:x2="21.945cm" svg:y2="5.62cm">
              <text:p/>
            </draw:line>
            <draw:line draw:style-name="gr1" draw:text-style-name="P1" draw:layer="layout" svg:x1="21.945cm" svg:y1="13.367cm" svg:x2="21.945cm" svg:y2="10.827cm">
              <text:p/>
            </draw:line>
          </draw:g>
          <draw:g>
            <draw:line draw:style-name="gr1" draw:text-style-name="P1" draw:layer="layout" svg:x1="16.738cm" svg:y1="13.367cm" svg:x2="21.945cm" svg:y2="13.367cm">
              <text:p/>
            </draw:line>
            <draw:line draw:style-name="gr1" draw:text-style-name="P1" draw:layer="layout" svg:x1="14.198cm" svg:y1="13.367cm" svg:x2="16.738cm" svg:y2="13.367cm">
              <text:p/>
            </draw:line>
          </draw:g>
          <draw:line draw:style-name="gr1" draw:text-style-name="P1" draw:layer="layout" svg:x1="16.738cm" svg:y1="10.827cm" svg:x2="16.738cm" svg:y2="5.62cm">
            <text:p/>
          </draw:line>
          <draw:line draw:style-name="gr1" draw:text-style-name="P1" draw:layer="layout" svg:x1="14.198cm" svg:y1="8.16cm" svg:x2="16.738cm" svg:y2="8.16cm">
            <text:p/>
          </draw:line>
          <draw:line draw:style-name="gr1" draw:text-style-name="P1" draw:layer="layout" svg:x1="16.738cm" svg:y1="10.827cm" svg:x2="21.945cm" svg:y2="10.827cm">
            <text:p/>
          </draw:line>
          <draw:line draw:style-name="gr1" draw:text-style-name="P1" draw:layer="layout" svg:x1="16.738cm" svg:y1="8.16cm" svg:x2="16.738cm" svg:y2="5.62cm">
            <text:p/>
          </draw:line>
          <draw:line draw:style-name="gr1" draw:text-style-name="P1" draw:layer="layout" svg:x1="16.738cm" svg:y1="13.367cm" svg:x2="16.738cm" svg:y2="10.827cm">
            <text:p/>
          </draw:line>
          <draw:g>
            <draw:g>
              <draw:line draw:style-name="gr1" draw:text-style-name="P2" draw:layer="layout" svg:x1="21.945cm" svg:y1="15.653cm" svg:x2="21.945cm" svg:y2="13.367cm">
                <text:p/>
              </draw:line>
              <draw:line draw:style-name="gr1" draw:text-style-name="P1" draw:layer="layout" svg:x1="19.405cm" svg:y1="13.367cm" svg:x2="21.945cm" svg:y2="13.367cm">
                <text:p/>
              </draw:line>
            </draw:g>
            <draw:g>
              <draw:line draw:style-name="gr1" draw:text-style-name="P2" draw:layer="layout" svg:x1="19.405cm" svg:y1="13.367cm" svg:x2="19.405cm" svg:y2="15.653cm">
                <text:p/>
              </draw:line>
              <draw:line draw:style-name="gr1" draw:text-style-name="P1" draw:layer="layout" svg:x1="21.945cm" svg:y1="15.653cm" svg:x2="19.405cm" svg:y2="15.653cm">
                <text:p/>
              </draw:line>
            </draw:g>
          </draw:g>
          <draw:g>
            <draw:g>
              <draw:line draw:style-name="gr1" draw:text-style-name="P2" draw:layer="layout" svg:x1="14.198cm" svg:y1="5.62cm" svg:x2="14.198cm" svg:y2="3.334cm">
                <text:p/>
              </draw:line>
              <draw:line draw:style-name="gr1" draw:text-style-name="P1" draw:layer="layout" svg:x1="11.658cm" svg:y1="3.334cm" svg:x2="14.198cm" svg:y2="3.334cm">
                <text:p/>
              </draw:line>
            </draw:g>
            <draw:g>
              <draw:line draw:style-name="gr1" draw:text-style-name="P2" draw:layer="layout" svg:x1="11.658cm" svg:y1="3.334cm" svg:x2="11.658cm" svg:y2="5.62cm">
                <text:p/>
              </draw:line>
              <draw:line draw:style-name="gr1" draw:text-style-name="P1" draw:layer="layout" svg:x1="14.198cm" svg:y1="5.62cm" svg:x2="11.658cm" svg:y2="5.62cm">
                <text:p/>
              </draw:line>
            </draw:g>
          </draw:g>
        </draw:g>
        <draw:line draw:style-name="gr1" draw:text-style-name="P2" draw:layer="layout" svg:x1="10.891cm" svg:y1="26.735cm" svg:x2="10.891cm" svg:y2="24.449cm">
          <text:p/>
        </draw:line>
        <draw:frame draw:style-name="gr2" draw:text-style-name="P3" draw:layer="layout" svg:width="0.786cm" svg:height="0.962cm" svg:x="13.661cm" svg:y="26.916cm">
          <draw:text-box>
            <text:p>A</text:p>
          </draw:text-box>
        </draw:frame>
        <draw:frame draw:style-name="gr2" draw:text-style-name="P3" draw:layer="layout" svg:width="0.786cm" svg:height="0.962cm" svg:x="10.637cm" svg:y="23.36cm">
          <draw:text-box>
            <text:p>B</text:p>
          </draw:text-box>
        </draw:frame>
        <draw:frame draw:style-name="gr3" draw:text-style-name="P4" draw:layer="layout" svg:width="0.959cm" svg:height="0.962cm" svg:x="19.273cm" svg:y="26.1cm">
          <draw:text-box>
            <text:p>C</text:p>
          </draw:text-box>
        </draw:frame>
        <draw:frame draw:style-name="gr3" draw:text-style-name="P3" draw:layer="layout" svg:width="0.959cm" svg:height="0.962cm" svg:x="9.748cm" svg:y="26.862cm">
          <draw:text-box>
            <text:p>D</text:p>
          </draw:text-box>
        </draw:frame>
        <draw:g>
          <draw:line draw:style-name="gr1" draw:text-style-name="P1" draw:layer="layout" svg:x1="13.431cm" svg:y1="26.735cm" svg:x2="18.638cm" svg:y2="26.735cm">
            <text:p/>
          </draw:line>
          <draw:line draw:style-name="gr1" draw:text-style-name="P1" draw:layer="layout" svg:x1="10.891cm" svg:y1="26.735cm" svg:x2="13.431cm" svg:y2="26.735cm">
            <text:p/>
          </draw:line>
        </draw:g>
        <draw:g>
          <draw:line draw:style-name="gr1" draw:text-style-name="P1" draw:layer="layout" svg:x1="10.891cm" svg:y1="31.942cm" svg:x2="10.891cm" svg:y2="26.735cm">
            <text:p/>
          </draw:line>
          <draw:line draw:style-name="gr1" draw:text-style-name="P1" draw:layer="layout" svg:x1="10.891cm" svg:y1="34.482cm" svg:x2="10.891cm" svg:y2="31.942cm">
            <text:p/>
          </draw:line>
        </draw:g>
        <draw:g>
          <draw:line draw:style-name="gr1" draw:text-style-name="P1" draw:layer="layout" svg:x1="18.638cm" svg:y1="31.942cm" svg:x2="18.638cm" svg:y2="26.735cm">
            <text:p/>
          </draw:line>
          <draw:line draw:style-name="gr1" draw:text-style-name="P1" draw:layer="layout" svg:x1="18.638cm" svg:y1="34.482cm" svg:x2="18.638cm" svg:y2="31.942cm">
            <text:p/>
          </draw:line>
        </draw:g>
        <draw:g>
          <draw:line draw:style-name="gr1" draw:text-style-name="P1" draw:layer="layout" svg:x1="13.431cm" svg:y1="34.482cm" svg:x2="18.638cm" svg:y2="34.482cm">
            <text:p/>
          </draw:line>
          <draw:line draw:style-name="gr1" draw:text-style-name="P1" draw:layer="layout" svg:x1="10.891cm" svg:y1="34.482cm" svg:x2="13.431cm" svg:y2="34.482cm">
            <text:p/>
          </draw:line>
        </draw:g>
        <draw:line draw:style-name="gr1" draw:text-style-name="P1" draw:layer="layout" svg:x1="13.431cm" svg:y1="31.942cm" svg:x2="13.431cm" svg:y2="26.735cm">
          <text:p/>
        </draw:line>
        <draw:line draw:style-name="gr1" draw:text-style-name="P1" draw:layer="layout" svg:x1="10.891cm" svg:y1="29.275cm" svg:x2="13.431cm" svg:y2="29.275cm">
          <text:p/>
        </draw:line>
        <draw:line draw:style-name="gr1" draw:text-style-name="P1" draw:layer="layout" svg:x1="13.431cm" svg:y1="31.942cm" svg:x2="18.638cm" svg:y2="31.942cm">
          <text:p/>
        </draw:line>
        <draw:line draw:style-name="gr1" draw:text-style-name="P1" draw:layer="layout" svg:x1="13.431cm" svg:y1="29.275cm" svg:x2="13.431cm" svg:y2="26.735cm">
          <text:p/>
        </draw:line>
        <draw:line draw:style-name="gr1" draw:text-style-name="P1" draw:layer="layout" svg:x1="13.431cm" svg:y1="34.482cm" svg:x2="13.431cm" svg:y2="31.942cm">
          <text:p/>
        </draw:line>
        <draw:g>
          <draw:g>
            <draw:line draw:style-name="gr1" draw:text-style-name="P2" draw:layer="layout" svg:x1="18.638cm" svg:y1="36.768cm" svg:x2="18.638cm" svg:y2="34.482cm">
              <text:p/>
            </draw:line>
            <draw:line draw:style-name="gr1" draw:text-style-name="P1" draw:layer="layout" svg:x1="16.098cm" svg:y1="34.482cm" svg:x2="18.638cm" svg:y2="34.482cm">
              <text:p/>
            </draw:line>
          </draw:g>
          <draw:g>
            <draw:line draw:style-name="gr1" draw:text-style-name="P2" draw:layer="layout" svg:x1="16.098cm" svg:y1="34.482cm" svg:x2="16.098cm" svg:y2="36.768cm">
              <text:p/>
            </draw:line>
            <draw:line draw:style-name="gr1" draw:text-style-name="P1" draw:layer="layout" svg:x1="18.638cm" svg:y1="36.768cm" svg:x2="16.098cm" svg:y2="36.768cm">
              <text:p/>
            </draw:line>
          </draw:g>
        </draw:g>
        <draw:g>
          <draw:g>
            <draw:line draw:style-name="gr1" draw:text-style-name="P2" draw:layer="layout" svg:x1="10.891cm" svg:y1="26.735cm" svg:x2="10.891cm" svg:y2="24.449cm">
              <text:p/>
            </draw:line>
            <draw:line draw:style-name="gr1" draw:text-style-name="P1" draw:layer="layout" svg:x1="8.351cm" svg:y1="24.449cm" svg:x2="10.891cm" svg:y2="24.449cm">
              <text:p/>
            </draw:line>
          </draw:g>
          <draw:g>
            <draw:line draw:style-name="gr1" draw:text-style-name="P2" draw:layer="layout" svg:x1="8.351cm" svg:y1="24.449cm" svg:x2="8.351cm" svg:y2="26.735cm">
              <text:p/>
            </draw:line>
            <draw:line draw:style-name="gr1" draw:text-style-name="P1" draw:layer="layout" svg:x1="10.891cm" svg:y1="26.735cm" svg:x2="8.351cm" svg:y2="26.735cm">
              <text:p/>
            </draw:line>
          </draw:g>
        </draw:g>
      </draw:page>
      <draw:page draw:name="page4" draw:style-name="dp1" draw:master-page-name="Default">
        <draw:line draw:style-name="gr12" draw:text-style-name="P2" draw:layer="layout" svg:x1="3.776cm" svg:y1="6.549cm" svg:x2="3.776cm" svg:y2="4.263cm">
          <text:p/>
        </draw:line>
        <draw:frame draw:style-name="gr2" draw:text-style-name="P3" draw:layer="layout" svg:width="0.786cm" svg:height="0.962cm" svg:x="6.546cm" svg:y="6.73cm">
          <draw:text-box>
            <text:p>A</text:p>
          </draw:text-box>
        </draw:frame>
        <draw:frame draw:style-name="gr2" draw:text-style-name="P3" draw:layer="layout" svg:width="0.786cm" svg:height="0.962cm" svg:x="3.522cm" svg:y="3.174cm">
          <draw:text-box>
            <text:p>B</text:p>
          </draw:text-box>
        </draw:frame>
        <draw:frame draw:style-name="gr3" draw:text-style-name="P4" draw:layer="layout" svg:width="0.959cm" svg:height="0.962cm" svg:x="12.158cm" svg:y="5.914cm">
          <draw:text-box>
            <text:p>C</text:p>
          </draw:text-box>
        </draw:frame>
        <draw:frame draw:style-name="gr3" draw:text-style-name="P3" draw:layer="layout" svg:width="0.959cm" svg:height="0.962cm" svg:x="2.633cm" svg:y="6.676cm">
          <draw:text-box>
            <text:p>D</text:p>
          </draw:text-box>
        </draw:frame>
        <draw:g>
          <draw:line draw:style-name="gr13" draw:text-style-name="P1" draw:layer="layout" svg:x1="6.316cm" svg:y1="6.549cm" svg:x2="11.523cm" svg:y2="6.549cm">
            <text:p/>
          </draw:line>
          <draw:line draw:style-name="gr13" draw:text-style-name="P1" draw:layer="layout" svg:x1="3.776cm" svg:y1="6.549cm" svg:x2="6.316cm" svg:y2="6.549cm">
            <text:p/>
          </draw:line>
        </draw:g>
        <draw:g>
          <draw:line draw:style-name="gr1" draw:text-style-name="P1" draw:layer="layout" svg:x1="3.776cm" svg:y1="11.756cm" svg:x2="3.776cm" svg:y2="6.549cm">
            <text:p/>
          </draw:line>
          <draw:line draw:style-name="gr1" draw:text-style-name="P1" draw:layer="layout" svg:x1="3.776cm" svg:y1="14.296cm" svg:x2="3.776cm" svg:y2="11.756cm">
            <text:p/>
          </draw:line>
        </draw:g>
        <draw:g>
          <draw:line draw:style-name="gr1" draw:text-style-name="P1" draw:layer="layout" svg:x1="11.523cm" svg:y1="11.756cm" svg:x2="11.523cm" svg:y2="6.549cm">
            <text:p/>
          </draw:line>
          <draw:line draw:style-name="gr1" draw:text-style-name="P1" draw:layer="layout" svg:x1="11.523cm" svg:y1="14.296cm" svg:x2="11.523cm" svg:y2="11.756cm">
            <text:p/>
          </draw:line>
        </draw:g>
        <draw:g>
          <draw:line draw:style-name="gr1" draw:text-style-name="P1" draw:layer="layout" svg:x1="6.316cm" svg:y1="14.296cm" svg:x2="11.523cm" svg:y2="14.296cm">
            <text:p/>
          </draw:line>
          <draw:line draw:style-name="gr1" draw:text-style-name="P1" draw:layer="layout" svg:x1="3.776cm" svg:y1="14.296cm" svg:x2="6.316cm" svg:y2="14.296cm">
            <text:p/>
          </draw:line>
        </draw:g>
        <draw:line draw:style-name="gr1" draw:text-style-name="P1" draw:layer="layout" svg:x1="6.316cm" svg:y1="11.756cm" svg:x2="6.316cm" svg:y2="6.549cm">
          <text:p/>
        </draw:line>
        <draw:line draw:style-name="gr1" draw:text-style-name="P1" draw:layer="layout" svg:x1="3.776cm" svg:y1="9.089cm" svg:x2="6.316cm" svg:y2="9.089cm">
          <text:p/>
        </draw:line>
        <draw:line draw:style-name="gr1" draw:text-style-name="P1" draw:layer="layout" svg:x1="6.316cm" svg:y1="11.756cm" svg:x2="11.523cm" svg:y2="11.756cm">
          <text:p/>
        </draw:line>
        <draw:line draw:style-name="gr1" draw:text-style-name="P1" draw:layer="layout" svg:x1="6.316cm" svg:y1="9.089cm" svg:x2="6.316cm" svg:y2="6.549cm">
          <text:p/>
        </draw:line>
        <draw:line draw:style-name="gr1" draw:text-style-name="P1" draw:layer="layout" svg:x1="6.316cm" svg:y1="14.296cm" svg:x2="6.316cm" svg:y2="11.756cm">
          <text:p/>
        </draw:line>
        <draw:g>
          <draw:g>
            <draw:line draw:style-name="gr1" draw:text-style-name="P2" draw:layer="layout" svg:x1="11.523cm" svg:y1="16.582cm" svg:x2="11.523cm" svg:y2="14.296cm">
              <text:p/>
            </draw:line>
            <draw:line draw:style-name="gr1" draw:text-style-name="P1" draw:layer="layout" svg:x1="8.983cm" svg:y1="14.296cm" svg:x2="11.523cm" svg:y2="14.296cm">
              <text:p/>
            </draw:line>
          </draw:g>
          <draw:g>
            <draw:line draw:style-name="gr1" draw:text-style-name="P2" draw:layer="layout" svg:x1="8.983cm" svg:y1="14.296cm" svg:x2="8.983cm" svg:y2="16.582cm">
              <text:p/>
            </draw:line>
            <draw:line draw:style-name="gr1" draw:text-style-name="P1" draw:layer="layout" svg:x1="11.523cm" svg:y1="16.582cm" svg:x2="8.983cm" svg:y2="16.582cm">
              <text:p/>
            </draw:line>
          </draw:g>
        </draw:g>
        <draw:line draw:style-name="gr12" draw:text-style-name="P1" draw:layer="layout" svg:x1="1.236cm" svg:y1="4.263cm" svg:x2="3.776cm" svg:y2="4.263cm">
          <text:p/>
        </draw:line>
        <draw:g>
          <draw:line draw:style-name="gr1" draw:text-style-name="P2" draw:layer="layout" svg:x1="1.236cm" svg:y1="4.263cm" svg:x2="1.236cm" svg:y2="6.549cm">
            <text:p/>
          </draw:line>
          <draw:line draw:style-name="gr1" draw:text-style-name="P1" draw:layer="layout" svg:x1="3.776cm" svg:y1="6.549cm" svg:x2="1.236cm" svg:y2="6.549cm">
            <text:p/>
          </draw:line>
        </draw:g>
        <draw:frame draw:style-name="gr14" draw:text-style-name="P3" draw:layer="layout" svg:width="14.468cm" svg:height="12.338cm" svg:x="13.35cm" svg:y="8.832cm">
          <draw:text-box>
            <text:p>CD ^ 2 = CA ^ 2 + AD ^ 2 + 2 * CA * AD (prop 2.4)</text:p>
            <text:p/>
            <text:p>CB ^ 2 = CD ^ 2 + DB ^ 2 <text:s/>(prop 1.47)</text:p>
            <text:p><text:span text:style-name="T5">AB ^ 2 = <text:s/>AD ^ 2 + DB ^ 2 <text:s/></text:span><text:span text:style-name="T6">(prop 1.47)</text:span></text:p>
            <text:p/>
            <text:p>CB ^ 2 = CA ^ 2 + <text:span text:style-name="T6">AD ^ 2</text:span> + 2 * CA * AD <text:s/>+ <text:span text:style-name="T6">DB ^ 2</text:span></text:p>
            <text:p>CB ^ 2 = CA ^ 2 +<text:span text:style-name="T6"> AB <text:s/>^ 2</text:span> + 2 * CA * AD</text:p>
            <text:p/>
            <text:p>In Trigonometry</text:p>
            <text:p/>
            <text:p><text:span text:style-name="T7">CB ^ 2 = CA ^ 2 +</text:span><text:span text:style-name="T5"> AB <text:s/>^ 2</text:span><text:span text:style-name="T8"> + 2 * CA * AB.cos(π</text:span><text:span text:style-name="T4"> – </text:span>α)</text:p>
            <text:p><text:span text:style-name="T7">CB ^ 2 = CA ^ 2 +</text:span><text:span text:style-name="T5"> AB <text:s/>^ 2</text:span><text:span text:style-name="T8"> + 2 * CA * AB.(-cos(</text:span>α))</text:p>
            <text:p><text:span text:style-name="T7">CB ^ 2 = CA ^ 2 +</text:span><text:span text:style-name="T5"> AB <text:s/>^ 2</text:span><text:span text:style-name="T8"> - 2 * CA * AB.cos(</text:span>α)</text:p>
            <text:p/>
            <text:p/>
            <text:p/>
            <text:p/>
          </draw:text-box>
        </draw:frame>
        <draw:line draw:style-name="gr13" draw:text-style-name="P1" draw:layer="layout" svg:x1="3.776cm" svg:y1="4.263cm" svg:x2="11.523cm" svg:y2="6.549cm">
          <text:p/>
        </draw:line>
        <draw:line draw:style-name="gr13" draw:text-style-name="P1" draw:layer="layout" svg:x1="3.776cm" svg:y1="4.263cm" svg:x2="6.316cm" svg:y2="6.549cm">
          <text:p/>
        </draw:line>
        <draw:path draw:style-name="gr1" draw:text-style-name="P1" draw:layer="layout" svg:width="1.484cm" svg:height="0.421cm" draw:transform="rotate (-0.0418879020478642) translate (5.78cm 6.065cm)" svg:viewBox="0 0 1485 422" svg:d="M0 0c978 0 1485 422 1485 422">
          <text:p/>
        </draw:path>
        <draw:frame draw:style-name="gr15" draw:text-style-name="P3" draw:layer="layout" svg:width="0.87cm" svg:height="0.962cm" svg:x="5.78cm" svg:y="5.103cm">
          <draw:text-box>
            <text:p>α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4T15:23:36.060490687</meta:creation-date>
    <dc:date>2019-09-19T21:23:34.314348142</dc:date>
    <meta:editing-duration>P1DT6H45M4S</meta:editing-duration>
    <meta:editing-cycles>21</meta:editing-cycles>
    <meta:generator>LibreOffice/6.0.7.3$Linux_X86_64 LibreOffice_project/00m0$Build-3</meta:generator>
    <meta:document-statistic meta:object-count="324"/>
  </office:meta>
</office:document-meta>
</file>